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izona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6" calcext:value-type="float">
            <text:p>0.24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" calcext:value-type="float">
            <text:p>0.2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2" calcext:value-type="float">
            <text:p>0.41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0.294" calcext:value-type="float">
            <text:p>0.294</text:p>
          </table:table-cell>
          <table:table-cell office:value-type="float" office:value="0.21" calcext:value-type="float">
            <text:p>0.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98" calcext:value-type="float">
            <text:p>0.39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67" calcext:value-type="float">
            <text:p>0.267</text:p>
          </table:table-cell>
          <table:table-cell office:value-type="float" office:value="0.35" calcext:value-type="float">
            <text:p>0.3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float" office:value="0.357" calcext:value-type="float">
            <text:p>0.357</text:p>
          </table:table-cell>
          <table:table-cell office:value-type="float" office:value="0.31" calcext:value-type="float">
            <text:p>0.31</text:p>
          </table:table-cell>
          <table:table-cell office:value-type="float" office:value="0.185" calcext:value-type="float">
            <text:p>0.185</text:p>
          </table:table-cell>
          <table:table-cell office:value-type="float" office:value="0.41" calcext:value-type="float">
            <text:p>0.4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1" calcext:value-type="float">
            <text:p>0.36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1" calcext:value-type="float">
            <text:p>0.57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5" calcext:value-type="float">
            <text:p>0.37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cinnati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7" calcext:value-type="float">
            <text:p>0.387</text:p>
          </table:table-cell>
          <table:table-cell office:value-type="float" office:value="0.127" calcext:value-type="float">
            <text:p>0.127</text:p>
          </table:table-cell>
          <table:table-cell office:value-type="float" office:value="0.466" calcext:value-type="float">
            <text:p>0.4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8" calcext:value-type="float">
            <text:p>0.3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7" calcext:value-type="float">
            <text:p>0.27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9" calcext:value-type="float">
            <text:p>0.249</text:p>
          </table:table-cell>
          <table:table-cell office:value-type="float" office:value="0.303" calcext:value-type="float">
            <text:p>0.30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float" office:value="0.459" calcext:value-type="float">
            <text:p>0.459</text:p>
          </table:table-cell>
          <table:table-cell office:value-type="float" office:value="0.443" calcext:value-type="float">
            <text:p>0.4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27" calcext:value-type="float">
            <text:p>0.52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0.506" calcext:value-type="float">
            <text:p>0.50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.438" calcext:value-type="float">
            <text:p>0.43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0.358" calcext:value-type="float">
            <text:p>0.35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1" calcext:value-type="float">
            <text:p>0.32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 Bay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9" calcext:value-type="float">
            <text:p>0.35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9" calcext:value-type="float">
            <text:p>0.41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ton</text:p>
          </table:table-cell>
          <table:table-cell office:value-type="float" office:value="0.253" calcext:value-type="float">
            <text:p>0.253</text:p>
          </table:table-cell>
          <table:table-cell office:value-type="float" office:value="0.14" calcext:value-type="float">
            <text:p>0.14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2" calcext:value-type="float">
            <text:p>0.22</text:p>
          </table:table-cell>
          <table:table-cell office:value-type="float" office:value="0.373" calcext:value-type="float">
            <text:p>0.37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8" calcext:value-type="float">
            <text:p>0.338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6" calcext:value-type="float">
            <text:p>0.30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43" calcext:value-type="float">
            <text:p>0.1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7" calcext:value-type="float">
            <text:p>0.25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1" calcext:value-type="float">
            <text:p>0.371</text:p>
          </table:table-cell>
          <table:table-cell office:value-type="float" office:value="0.55" calcext:value-type="float">
            <text:p>0.55</text:p>
          </table:table-cell>
          <table:table-cell office:value-type="float" office:value="0.36" calcext:value-type="float">
            <text:p>0.36</text:p>
          </table:table-cell>
          <table:table-cell office:value-type="float" office:value="0.487" calcext:value-type="float">
            <text:p>0.487</text:p>
          </table:table-cell>
          <table:table-cell office:value-type="float" office:value="0.208" calcext:value-type="float">
            <text:p>0.20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float" office:value="0.317" calcext:value-type="float">
            <text:p>0.3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3" calcext:value-type="float">
            <text:p>0.29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nesota</text:p>
          </table:table-cell>
          <table:table-cell office:value-type="float" office:value="0.386" calcext:value-type="float">
            <text:p>0.386</text:p>
          </table:table-cell>
          <table:table-cell office:value-type="float" office:value="0.429" calcext:value-type="float">
            <text:p>0.429</text:p>
          </table:table-cell>
          <table:table-cell office:value-type="float" office:value="0.25" calcext:value-type="float">
            <text:p>0.25</text:p>
          </table:table-cell>
          <table:table-cell office:value-type="float" office:value="0.416" calcext:value-type="float">
            <text:p>0.41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England</text:p>
          </table:table-cell>
          <table:table-cell office:value-type="float" office:value="0.397" calcext:value-type="float">
            <text:p>0.397</text:p>
          </table:table-cell>
          <table:table-cell office:value-type="float" office:value="0.472" calcext:value-type="float">
            <text:p>0.472</text:p>
          </table:table-cell>
          <table:table-cell office:value-type="float" office:value="0.286" calcext:value-type="float">
            <text:p>0.286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57" calcext:value-type="float">
            <text:p>0.45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Orleans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5" calcext:value-type="float">
            <text:p>0.505</text:p>
          </table:table-cell>
          <table:table-cell office:value-type="float" office:value="0.27" calcext:value-type="float">
            <text:p>0.27</text:p>
          </table:table-cell>
          <table:table-cell office:value-type="float" office:value="0.432" calcext:value-type="float">
            <text:p>0.43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Y Giants</text:p>
          </table:table-cell>
          <table:table-cell office:value-type="float" office:value="0.298" calcext:value-type="float">
            <text:p>0.2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0.443" calcext:value-type="float">
            <text:p>0.44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" calcext:value-type="float">
            <text:p>0.3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2" calcext:value-type="float">
            <text:p>0.27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33" calcext:value-type="float">
            <text:p>0.2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1" calcext:value-type="float">
            <text:p>0.28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adelphia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8" calcext:value-type="float">
            <text:p>0.548</text:p>
          </table:table-cell>
          <table:table-cell office:value-type="float" office:value="0.421" calcext:value-type="float">
            <text:p>0.42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68" calcext:value-type="float">
            <text:p>0.468</text:p>
          </table:table-cell>
          <table:table-cell office:value-type="float" office:value="0.26" calcext:value-type="float">
            <text:p>0.2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0.37" calcext:value-type="float">
            <text:p>0.37</text:p>
          </table:table-cell>
          <table:table-cell office:value-type="float" office:value="0.484" calcext:value-type="float">
            <text:p>0.48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8" calcext:value-type="float">
            <text:p>0.32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Diego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" calcext:value-type="float">
            <text:p>0.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4" calcext:value-type="float">
            <text:p>0.35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Francisco</text:p>
          </table:table-cell>
          <table:table-cell office:value-type="float" office:value="0.41" calcext:value-type="float">
            <text:p>0.4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4" calcext:value-type="float">
            <text:p>0.43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57" calcext:value-type="float">
            <text:p>0.45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9" calcext:value-type="float">
            <text:p>0.41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 Louis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8" calcext:value-type="float">
            <text:p>0.29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pa Bay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2" calcext:value-type="float">
            <text:p>0.32</text:p>
          </table:table-cell>
          <table:table-cell office:value-type="float" office:value="0.266" calcext:value-type="float">
            <text:p>0.266</text:p>
          </table:table-cell>
          <table:table-cell office:value-type="float" office:value="0.386" calcext:value-type="float">
            <text:p>0.38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62" calcext:value-type="float">
            <text:p>0.2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5" calcext:value-type="float">
            <text:p>0.34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shington</text:p>
          </table:table-cell>
          <table:table-cell office:value-type="float" office:value="0.302" calcext:value-type="float">
            <text:p>0.302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" calcext:value-type="float">
            <text:p>0.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429" calcext:value-type="float">
            <text:p>0.42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